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4a7ebb" draw:fill="gradient" draw:fill-gradient-name="Gradient_20_2" draw:textarea-vertical-align="top" draw:auto-grow-height="false" draw:fit-to-size="false" fo:min-height="3.136cm" fo:min-width="7.18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2.026cm" fo:min-width="10.33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.012cm" fo:min-width="5.77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.124cm" fo:min-width="5.97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2.902cm" fo:min-width="4.57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2.977cm" fo:min-width="4.77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solid" svg:stroke-width="0.026cm" svg:stroke-color="#4a7ebb" draw:fill="gradient" draw:fill-gradient-name="Gradient_20_2" draw:textarea-vertical-align="top" draw:auto-grow-height="false" draw:fit-to-size="false" fo:min-height="1.049cm" fo:min-width="6.16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376092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onsola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37609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ounded Rectangle 4" draw:style-name="gr1" draw:text-style-name="P3" draw:layer="layout" svg:width="8.055cm" svg:height="3.752cm" svg:x="2.4cm" svg:y="10.052cm">
          <text:p text:style-name="P1"><text:span text:style-name="T1">$rootScope = {</text:span></text:p>
          <text:p text:style-name="P1"><text:span text:style-name="T1"><text:s text:c="3"/></text:span><text:span text:style-name="T1">firstName: “Olivier”,</text:span></text:p>
          <text:p text:style-name="P1"><text:span text:style-name="T1"><text:s text:c="3"/></text:span><text:span text:style-name="T1">lastName: “Barais”</text:span></text:p>
          <text:p text:style-name="P1"><text:span text:style-name="T1">};</text:span></text:p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gr2" draw:text-style-name="P5" draw:layer="layout" svg:width="12.533cm" svg:height="2.537cm" svg:x="2.1cm" svg:y="14.43cm">
          <text:list text:style-name="L3">
            <text:list-item>
              <text:p text:style-name="P1"><text:span text:style-name="T2">Object fields and values are </text:span><text:span text:style-name="T3">dynamically</text:span><text:span text:style-name="T2"> assigned by the bound directives.</text:span></text:p>
            </text:list-item>
          </text:list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5" draw:layer="layout" svg:width="10.006cm" svg:height="2.281cm" svg:x="15.235cm" svg:y="3.082cm">
          <text:p text:style-name="P1"><text:span text:style-name="T4">Directives</text:span></text:p>
          <text:p text:style-name="P1"><text:span text:style-name="T5">Perform the 1 or 2 way binding between the DOM and the model ($rootScop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5" draw:layer="layout" svg:width="10.006cm" svg:height="1.267cm" svg:x="2.1cm" svg:y="8.005cm">
          <text:p text:style-name="P1"><text:span text:style-name="T4">After typing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" draw:text-style-name="P5" draw:layer="layout" svg:width="13.209cm" svg:height="11.681cm" svg:x="13.659cm" svg:y="7.496cm">
          <text:list text:style-name="L6">
            <text:list-item>
              <text:list>
                <text:list-item>
                  <text:p text:style-name="P1"><text:span text:style-name="T6">{{firstName + " " + lastName}}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"><text:span text:style-name="T7">Watch for $scope changes and reevaluate the expression</text:span></text:p>
                    </text:list-item>
                  </text:list>
                </text:list-item>
              </text:list>
            </text:list-item>
          </text:list>
          <text:p text:style-name="P1"><text:span text:style-name="T7"/></text:p>
          <text:list text:continue-numbering="true" text:style-name="L7">
            <text:list-item>
              <text:list>
                <text:list-item>
                  <text:p text:style-name="P1"><text:span text:style-name="T6">ng-model="firstName"</text:span></text:p>
                  <text:list>
                    <text:list-item>
                      <text:p text:style-name="P1"><text:span text:style-name="T7">Watch for $scope.firstName changes, update the textbox</text:span></text:p>
                    </text:list-item>
                    <text:list-item>
                      <text:p text:style-name="P1"><text:span text:style-name="T7">Watch for textbox changes, update $scope.firstName</text:span></text:p>
                    </text:list-item>
                  </text:list>
                </text:list-item>
              </text:list>
            </text:list-item>
          </text:list>
          <text:p text:style-name="P4"><text:span text:style-name="T7"/></text:p>
          <text:list text:continue-numbering="true" text:style-name="L7">
            <text:list-item>
              <text:list>
                <text:list-item>
                  <text:p text:style-name="P1"><text:span text:style-name="T6">ng-model="lastName" </text:span></text:p>
                  <text:list>
                    <text:list-item>
                      <text:p text:style-name="P1"><text:span text:style-name="T7">Watch for $scope.lastName changes, update the textbox</text:span></text:p>
                    </text:list-item>
                    <text:list-item>
                      <text:p text:style-name="P1"><text:span text:style-name="T7">Watch for textbox changes, update $scope.lastNam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6" draw:text-style-name="P6" draw:layer="layout" svg:width="10.832cm" svg:height="2.276cm" svg:x="4.077cm" svg:y="8.2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4" draw:style-name="gr7" draw:text-style-name="P6" draw:layer="layout" svg:width="6.279cm" svg:height="0.262cm" svg:x="8.83cm" svg:y="11.31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6" draw:style-name="gr8" draw:text-style-name="P6" draw:layer="layout" svg:width="6.479cm" svg:height="0.374cm" svg:x="8.628cm" svg:y="10.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3" draw:style-name="gr9" draw:text-style-name="P6" draw:layer="layout" svg:width="5.078cm" svg:height="3.152cm" svg:x="9.831cm" svg:y="12.5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4" draw:style-name="gr10" draw:text-style-name="P6" draw:layer="layout" svg:width="5.278cm" svg:height="3.227cm" svg:x="9.831cm" svg:y="12.21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36" draw:style-name="gr11" draw:text-style-name="P5" draw:layer="layout" svg:width="3.86cm" svg:height="1.012cm" draw:transform="rotate (0.215897228471699) translate (8.791cm 8.393cm)">
          <text:p text:style-name="P1"><text:span text:style-name="T2">1-way bou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2" draw:text-style-name="P5" draw:layer="layout" svg:width="3.86cm" svg:height="1.012cm" draw:transform="rotate (0.0565486677646163) translate (11.009cm 10.162cm)">
          <text:p text:style-name="P1"><text:span text:style-name="T2">2-way bou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3" draw:text-style-name="P5" draw:layer="layout" svg:width="3.86cm" svg:height="1.012cm" draw:transform="rotate (-0.559901624039781) translate (11.74cm 12.119cm)">
          <text:p text:style-name="P1"><text:span text:style-name="T2">2-way bou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14" draw:text-style-name="P5" draw:layer="layout" svg:width="10.006cm" svg:height="1.267cm" svg:x="2.1cm" svg:y="1.7cm">
          <text:p text:style-name="P1"><text:span text:style-name="T4">Original $rootScop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42" draw:style-name="gr15" draw:text-style-name="P3" draw:layer="layout" svg:width="6.804cm" svg:height="1.439cm" svg:x="2.701cm" svg:y="3.69cm">
          <text:p text:style-name="P1"><text:span text:style-name="T1">$rootScope = {};</text:span></text:p>
          <text:p text:style-name="P2"><text:span text:style-name="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2e5f99" draw:end-color="#3c7ac7" draw:start-intensity="100%" draw:end-intensity="100%" draw:angle="18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4T14:26:43.539729025</meta:creation-date>
    <dc:date>2017-01-24T17:35:42.831724020</dc:date>
    <meta:editing-duration>PT2H53M4S</meta:editing-duration>
    <meta:editing-cycles>2</meta:editing-cycles>
    <meta:generator>LibreOffice/5.1.4.2$Linux_X86_64 LibreOffice_project/10m0$Build-2</meta:generator>
    <meta:document-statistic meta:object-count="15"/>
  </office:meta>
</office:document-meta>
</file>